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/>
    <style:font-face style:name="Courier 10 Pitch" svg:font-family="'Courier 10 Pitch'" style:font-pitch="fixed"/>
    <style:font-face style:name="Hack" svg:font-family="Hack" style:font-pitch="fixed"/>
    <style:font-face style:name="Noto Mono" svg:font-family="'Noto Mono'" style:font-pitch="fixed"/>
    <style:font-face style:name="Oxygen Mono" svg:font-family="'Oxygen Mono'" style:font-pitch="fixed"/>
    <style:font-face style:name="Bitstream Charter" svg:font-family="'Bitstream Charter'" style:font-pitch="variable"/>
    <style:font-face style:name="Bitstream Vera Serif" svg:font-family="'Bitstream Vera Serif'" style:font-pitch="variable"/>
    <style:font-face style:name="Carlito" svg:font-family="Carlito" style:font-pitch="variable"/>
    <style:font-face style:name="DejaVu Math TeX Gyre" svg:font-family="'DejaVu Math TeX Gyre'" style:font-pitch="variable"/>
    <style:font-face style:name="DejaVu Serif" svg:font-family="'DejaVu Serif'" style:font-pitch="variable"/>
    <style:font-face style:name="Droid Sans Fallback" svg:font-family="'Droid Sans Fallback'" style:font-pitch="variable"/>
    <style:font-face style:name="Gentium Basic" svg:font-family="'Gentium Basic'" style:font-pitch="variable"/>
    <style:font-face style:name="Lato" svg:font-family="Lato" style:font-pitch="variable"/>
    <style:font-face style:name="Lato Black" svg:font-family="'Lato Black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weight="bold" officeooo:rsid="00126c88" officeooo:paragraph-rsid="00126c88" style:font-weight-asian="bold" style:font-weight-complex="bold"/>
    </style:style>
    <style:style style:name="P2" style:family="paragraph" style:parent-style-name="Standard">
      <style:text-properties style:font-name="Noto Mono" officeooo:rsid="00126c88" officeooo:paragraph-rsid="00126c88"/>
    </style:style>
    <style:style style:name="P3" style:family="paragraph" style:parent-style-name="Standard">
      <style:text-properties style:font-name="Noto Mono" style:text-underline-style="solid" style:text-underline-width="auto" style:text-underline-color="font-color" officeooo:rsid="00126c88" officeooo:paragraph-rsid="00126c88"/>
    </style:style>
    <style:style style:name="P4" style:family="paragraph" style:parent-style-name="Standard">
      <style:text-properties style:font-name="Noto Mono" style:text-underline-style="solid" style:text-underline-width="auto" style:text-underline-color="font-color" officeooo:rsid="001394c8" officeooo:paragraph-rsid="001394c8"/>
    </style:style>
    <style:style style:name="P5" style:family="paragraph" style:parent-style-name="Standard">
      <style:text-properties style:font-name="Noto Mono" style:text-underline-style="solid" style:text-underline-width="auto" style:text-underline-color="font-color" officeooo:rsid="0014dbb0" officeooo:paragraph-rsid="0014dbb0"/>
    </style:style>
    <style:style style:name="P6" style:family="paragraph" style:parent-style-name="Standard">
      <style:text-properties style:font-name="Noto Mono" officeooo:rsid="001394c8" officeooo:paragraph-rsid="001394c8"/>
    </style:style>
    <style:style style:name="P7" style:family="paragraph" style:parent-style-name="Standard">
      <style:text-properties style:font-name="Noto Mono" officeooo:rsid="00126c88" officeooo:paragraph-rsid="00126c88" fo:background-color="#ffff00"/>
    </style:style>
    <style:style style:name="P8" style:family="paragraph" style:parent-style-name="Standard">
      <style:text-properties style:font-name="Noto Mono" officeooo:rsid="0014dbb0" officeooo:paragraph-rsid="0014dbb0"/>
    </style:style>
    <style:style style:name="P9" style:family="paragraph" style:parent-style-name="Standard">
      <style:text-properties style:font-name="Noto Mono" officeooo:rsid="00169efd" officeooo:paragraph-rsid="00169efd"/>
    </style:style>
    <style:style style:name="P10" style:family="paragraph" style:parent-style-name="Standard">
      <style:text-properties officeooo:paragraph-rsid="001394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394c8"/>
    </style:style>
    <style:style style:name="T4" style:family="text">
      <style:text-properties style:text-underline-style="none" officeooo:rsid="0014dbb0"/>
    </style:style>
    <style:style style:name="T5" style:family="text">
      <style:text-properties style:text-underline-style="none" officeooo:rsid="001774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ZLIČIT PORESKI TRETMAN PRILIKOM OTKUPA POLJOPRIVREDNIH I ŠUMSKIH PROIZVODA I USLUGA, KAO I PORESKI TRETMAN OD PRIKUPLJANJA I PRODAJE ŠUMSKIH PROIZVODA I LEKOVITOG BILJA I UZAGAJANJA PEČURAKA, PČELIǊEG ROJA I PUŽEVA</text:p>
      <text:p text:style-name="P2"/>
      <text:p text:style-name="P7">1. ČLANAK PARAGRAFA O POSLEDNJIM IZMENAMA ZAKON O POREZU NA DOHDAK GRAĐANA</text:p>
      <text:p text:style-name="P7"/>
      <text:p text:style-name="P2"><text:tab/>Kod oporezivanja porezom na dohodak građana postoje tri kategorije:</text:p>
      <text:p text:style-name="P2"/>
      <text:p text:style-name="P3">1.1. Oporezivanja kod UZGAJAǊA <text:s/>i prodaje pčeliǌeg roja, pečuraka i puževa:</text:p>
      <text:p text:style-name="P2"><text:span text:style-name="T2">U ovom slučaju, napravili su izmenu, tako da postoji pravo na normirane troškove od 90%, uz plaćanjǌe poreza po stopi do 20%, kao i doprinosa za PIO po stopi do 26%, i doprinosa za zdravstveno osigranje ukoliko fizičko lice nije osigurano po drugom osnovu.</text:span></text:p>
      <text:p text:style-name="P2"><text:span text:style-name="T2"/></text:p>
      <text:p text:style-name="P2"><text:span text:style-name="T2">1.2 Oporezivanje kod </text:span><text:span text:style-name="T1">PRIKUPǇAǊA</text:span><text:span text:style-name="T2"> i prodaje </text:span><text:span text:style-name="T3">šumskih plodova i lekovitog bilja</text:span></text:p>
      <text:p text:style-name="P6"><text:span text:style-name="T2">Od 01.01.2018. promenjen je poreski status, ranijim odredbama zakona postojalo je umanjenje za normirane troškove u iznos u od 90%, novim odredbama priznaje se pravo na normirane troškove u iznosu do 20%</text:span></text:p>
      <text:p text:style-name="P4"/>
      <text:p text:style-name="P5">1.3 Oporezivanje otkupa poljoprivrednih i šumskih proizvoda i usluga</text:p>
      <text:p text:style-name="P8"><text:span text:style-name="T2">Plaća se porez po stopi od 20% uz odbitak normiranih troškova od 90%, novina je da se normirani troškovi primenjuju i za poljoprivredne usluge.</text:span></text:p>
      <text:p text:style-name="P6"><text:span text:style-name="T2"/></text:p>
      <text:p text:style-name="P6"><text:span text:style-name="T2">2. ŠTA SE SMATRA POLJOPRIVREDNIM PROIZVODOM</text:span></text:p>
      <text:p text:style-name="P6"><text:span text:style-name="T2"/></text:p>
      <text:p text:style-name="P6"><text:span text:style-name="T2"/></text:p>
      <text:p text:style-name="P6"><text:span text:style-name="T2">3. KO SU POLJOPRIVREDNICI</text:span></text:p>
      <text:p text:style-name="P9"><text:span text:style-name="T2">Poljoprivrednikom se smatraju:</text:span></text:p>
      <text:p text:style-name="P9"><text:span text:style-name="T2"><text:tab/>a) nosilac PP gazdinstva, kao i članovi</text:span></text:p>
      <text:p text:style-name="P9"><text:span text:style-name="T2"><text:tab/>b) lica koje su osigurana po osnovu poljoprivrede i doprinose plaćaju po rešenju</text:span></text:p>
      <text:p text:style-name="P9"><text:span text:style-name="T2"><text:tab/>c) poljoprivredni penzioneri</text:span></text:p>
      <text:p text:style-name="P9"><text:span text:style-name="T2"><text:tab/></text:span><text:span text:style-name="T5">d) vlasnici, zakupici i drugi korisnici poljoprivrednog i šumskog zemljišta</text:span></text:p>
      <text:p text:style-name="P9"><text:span text:style-name="T2"/></text:p>
      <text:p text:style-name="P6"><text:span text:style-name="T2"/></text:p>
      <text:p text:style-name="P6"><text:span text:style-name="T2"/></text:p>
      <text:p text:style-name="P6"><text:span text:style-name="T2">4. PRAVO NA PORESKO UMANJENJE U IZNOSU OD 90% SHODNO ZAKONU POREZU NA DOHODAK GRAĐANA</text:span></text:p>
      <text:p text:style-name="P8"><text:span text:style-name="T2">KLJUČNO PITANJE, DA LI PORESKO OSLOBOĐEǊE VAŽI ZA SVA FIŽIČKA LICA</text:span></text:p>
      <text:p text:style-name="P10"><text:span text:style-name="T4">Iz ZakonaOPDG: </text:span><text:span text:style-name="T2">Izuzetno od stava 3. ovog člana, oporezivi prihod iz stava 1. tačka 15) ovog člana, koji fizičko lice ostvari od prodaje poljoprivrednih i šumskih proizvoda i usluga, kao i uzgajanja i </text:span><text:soft-page-break/><text:span text:style-name="T2">prodaje pečuraka, pčelinjeg roja (pčela) i puževa, čini bruto prihod umanjen za normirane troškove u visini od 90%.</text:span></text:p>
      <text:p text:style-name="P6"><text:span text:style-name="T2"/></text:p>
      <text:p text:style-name="P6"><text:span text:style-name="T2">5. PRAVO NA PORESKO OSLOBOĐEǊE</text:span></text:p>
      <text:p text:style-name="P6"><text:span text:style-name="T2">Primenjuje se poresko oslobođenje, definisano Zakonom o porezu na dohodak građana, kod otkupa poljoprivrednih i šumskih proizvoda i usluga od:</text:span></text:p>
      <text:p text:style-name="P6"><text:span text:style-name="T2"><text:tab/>a. nosioca porodičnog poljoprivrednog gazdinstva</text:span></text:p>
      <text:p text:style-name="P6"><text:span text:style-name="T2"><text:tab/>b. lica koje doprinose plaća po rešenju poreskog organa – osigranci poǉoprivrednih delatnosti</text:span></text:p>
      <text:p text:style-name="P6"><text:span text:style-name="T2"><text:tab/>c. poljorpivredni penzioneri</text:span></text:p>
      <text:p text:style-name="P6"><text:span text:style-name="T2">Kada se vrši otkup od lica pobrojanih u tačkama a, b i c plaća se samo PDV naknada u iznosu od 8% pod uslovom da se lica smatra poljoprivrednikom.</text:span></text:p>
      <text:p text:style-name="P6"><text:span text:style-name="T2"/></text:p>
      <text:p text:style-name="P8"><text:span text:style-name="T2">IZMENA OPOREZIVANJA OD ŠUMSKIH I POLJOPRIVREDNIH USLUGA OD 01.01.2018.</text:span></text:p>
      <text:p text:style-name="P8"><text:span text:style-name="T2">Promenjen je način oporezivanja tako što se priznaju normirani troškovi od 90% kod prometa poljoprivrednih i šumskih usluga.</text:span></text:p>
      <text:p text:style-name="P6"><text:span text:style-name="T2"/></text:p>
      <text:p text:style-name="P6"><text:span text:style-name="T2">KLJUČNE RAZLIKE KOJE SU TEŠKO UOČLJIVE NA PRVI POGLED</text:span></text:p>
      <text:p text:style-name="P6"><text:span text:style-name="T2">a. razlika između šumskog proizvoda i šumskih plodova</text:span></text:p>
      <text:p text:style-name="P6"><text:span text:style-name="T2">b. 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8"><text:span text:style-name="T2">KOEFICIJENTI MNOGO GOVORE, MOGUĆE JE NAUČITI KOEFICIJENTE I ZNATI ŠTA SE OBRAČUNAVA</text:span></text:p>
      <text:p text:style-name="P8"><text:span text:style-name="T2"/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mbria" svg:font-family="Cambria" style:font-family-generic="roman"/>
    <style:font-face style:name="Courier 10 Pitch" svg:font-family="'Courier 10 Pitch'" style:font-pitch="fixed"/>
    <style:font-face style:name="Hack" svg:font-family="Hack" style:font-pitch="fixed"/>
    <style:font-face style:name="Noto Mono" svg:font-family="'Noto Mono'" style:font-pitch="fixed"/>
    <style:font-face style:name="Oxygen Mono" svg:font-family="'Oxygen Mono'" style:font-pitch="fixed"/>
    <style:font-face style:name="Bitstream Charter" svg:font-family="'Bitstream Charter'" style:font-pitch="variable"/>
    <style:font-face style:name="Bitstream Vera Serif" svg:font-family="'Bitstream Vera Serif'" style:font-pitch="variable"/>
    <style:font-face style:name="Carlito" svg:font-family="Carlito" style:font-pitch="variable"/>
    <style:font-face style:name="DejaVu Math TeX Gyre" svg:font-family="'DejaVu Math TeX Gyre'" style:font-pitch="variable"/>
    <style:font-face style:name="DejaVu Serif" svg:font-family="'DejaVu Serif'" style:font-pitch="variable"/>
    <style:font-face style:name="Droid Sans Fallback" svg:font-family="'Droid Sans Fallback'" style:font-pitch="variable"/>
    <style:font-face style:name="Gentium Basic" svg:font-family="'Gentium Basic'" style:font-pitch="variable"/>
    <style:font-face style:name="Lato" svg:font-family="Lato" style:font-pitch="variable"/>
    <style:font-face style:name="Lato Black" svg:font-family="'Lato Black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0S</meta:editing-duration>
    <meta:editing-cycles>3</meta:editing-cycles>
    <meta:generator>LibreOffice/5.2.7.2$Linux_X86_64 LibreOffice_project/20m0$Build-2</meta:generator>
    <dc:date>2018-11-04T17:09:03.814452964</dc:date>
    <meta:document-statistic meta:table-count="0" meta:image-count="0" meta:object-count="0" meta:page-count="2" meta:paragraph-count="31" meta:word-count="437" meta:character-count="2844" meta:non-whitespace-character-count="2427"/>
    <meta:user-defined meta:name="Info 1"/>
    <meta:user-defined meta:name="Info 2"/>
    <meta:user-defined meta:name="Info 3"/>
    <meta:user-defined meta:name="Info 4"/>
  </office:meta>
</office:document-meta>
</file>